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monospace" svg:font-family="monospace"/>
  </office:font-face-decls>
  <office:automatic-styles>
    <style:style style:name="P1" style:family="paragraph" style:parent-style-name="Title">
      <style:paragraph-properties fo:text-align="justify" style:justify-single-word="false"/>
      <style:text-properties fo:language="es" fo:country="ES" officeooo:rsid="004019fc"/>
    </style:style>
    <style:style style:name="P2" style:family="paragraph" style:parent-style-name="Standard">
      <style:paragraph-properties fo:text-align="justify" style:justify-single-word="false"/>
      <style:text-properties style:font-name="Courier New" fo:language="es" fo:country="ES"/>
    </style:style>
    <style:style style:name="P3" style:family="paragraph" style:parent-style-name="Standard">
      <style:paragraph-properties fo:text-align="justify" style:justify-single-word="false"/>
      <style:text-properties style:font-name="Courier New" fo:language="es" fo:country="ES" officeooo:paragraph-rsid="0045fb31"/>
    </style:style>
    <style:style style:name="P4" style:family="paragraph" style:parent-style-name="Standard">
      <style:paragraph-properties fo:text-align="justify" style:justify-single-word="false"/>
      <style:text-properties style:font-name="Courier New" fo:language="es" fo:country="ES" officeooo:paragraph-rsid="0036b71a" fo:background-color="#cccccc"/>
    </style:style>
    <style:style style:name="P5" style:family="paragraph" style:parent-style-name="Text_20_body">
      <style:paragraph-properties fo:text-align="justify" style:justify-single-word="false"/>
      <style:text-properties fo:color="#1700ff" loext:opacity="100%" fo:language="es" fo:country="ES" officeooo:rsid="004019fc" officeooo:paragraph-rsid="004019fc"/>
    </style:style>
    <style:style style:name="P6" style:family="paragraph" style:parent-style-name="Text_20_body">
      <style:paragraph-properties fo:text-align="justify" style:justify-single-word="false"/>
      <style:text-properties fo:color="#1700ff" loext:opacity="100%" fo:language="es" fo:country="ES" officeooo:rsid="00532781" officeooo:paragraph-rsid="00532781"/>
    </style:style>
    <style:style style:name="P7" style:family="paragraph" style:parent-style-name="Text_20_body">
      <style:paragraph-properties fo:text-align="justify" style:justify-single-word="false"/>
      <style:text-properties fo:color="#1700ff" loext:opacity="100%" fo:font-size="16pt" fo:language="es" fo:country="ES" fo:font-weight="bold" officeooo:rsid="004019fc" officeooo:paragraph-rsid="004019f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monospace" fo:language="es" fo:country="ES" officeooo:rsid="00169ad0" officeooo:paragraph-rsid="00405c62" fo:background-color="#cccccc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style:font-name="Liberation Serif" fo:language="es" fo:country="ES" officeooo:rsid="0059f1f2" officeooo:paragraph-rsid="0059f1f2"/>
    </style:style>
    <style:style style:name="P12" style:family="paragraph" style:parent-style-name="Heading_20_1">
      <style:text-properties style:font-name="Liberation Sans" fo:font-size="18.2000007629395pt" fo:font-weight="bold" officeooo:rsid="004019fc" officeooo:paragraph-rsid="004019fc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P13" style:family="paragraph" style:parent-style-name="Heading_20_1">
      <style:text-properties style:font-name="Liberation Sans" fo:font-size="18.2000007629395pt" fo:font-weight="bold" officeooo:rsid="004abea8" officeooo:paragraph-rsid="004abea8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P14" style:family="paragraph" style:parent-style-name="Heading_20_1">
      <style:text-properties style:font-name="Liberation Sans" fo:font-size="18.2000007629395pt" fo:font-weight="bold" officeooo:rsid="005c5f27" officeooo:paragraph-rsid="005c5f27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P15" style:family="paragraph" style:parent-style-name="Heading_20_2">
      <style:text-properties style:font-name="Liberation Sans" fo:font-size="16.1000003814697pt" fo:font-weight="bold" officeooo:rsid="004019fc" officeooo:paragraph-rsid="004019fc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P16" style:family="paragraph" style:parent-style-name="Heading_20_2">
      <style:text-properties style:font-name="Liberation Sans" fo:font-size="16.1000003814697pt" fo:font-weight="bold" officeooo:rsid="00476d60" officeooo:paragraph-rsid="00472623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P17" style:family="paragraph" style:parent-style-name="Heading_20_2">
      <style:text-properties style:font-name="Liberation Sans" fo:font-size="16.1000003814697pt" fo:font-weight="bold" officeooo:rsid="004fee6b" officeooo:paragraph-rsid="004fee6b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P18" style:family="paragraph" style:parent-style-name="Heading_20_2">
      <style:text-properties style:font-name="Liberation Sans" fo:font-size="16.1000003814697pt" fo:font-weight="bold" officeooo:rsid="004fee6b" officeooo:paragraph-rsid="005bc9de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P19" style:family="paragraph" style:parent-style-name="Heading_20_2">
      <style:text-properties style:font-name="Liberation Sans" fo:font-size="16.1000003814697pt" fo:font-weight="bold" officeooo:rsid="005da6f3" officeooo:paragraph-rsid="005da6f3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P20" style:family="paragraph" style:parent-style-name="Heading_20_2">
      <style:text-properties officeooo:rsid="004c7ced"/>
    </style:style>
    <style:style style:name="P21" style:family="paragraph" style:parent-style-name="Heading_20_2">
      <style:text-properties officeooo:paragraph-rsid="004fee6b"/>
    </style:style>
    <style:style style:name="P22" style:family="paragraph" style:parent-style-name="Standard" style:list-style-name="L1">
      <style:paragraph-properties fo:text-align="justify" style:justify-single-word="false"/>
      <style:text-properties fo:language="es" fo:country="ES" officeooo:rsid="004019fc" officeooo:paragraph-rsid="004019fc"/>
    </style:style>
    <style:style style:name="P23" style:family="paragraph" style:parent-style-name="Standard" style:list-style-name="L1">
      <style:paragraph-properties fo:text-align="justify" style:justify-single-word="false"/>
      <style:text-properties fo:language="es" fo:country="ES" officeooo:rsid="004019fc" officeooo:paragraph-rsid="004c7ced"/>
    </style:style>
    <style:style style:name="P24" style:family="paragraph" style:parent-style-name="Standard" style:list-style-name="L1">
      <style:paragraph-properties fo:text-align="justify" style:justify-single-word="false"/>
      <style:text-properties fo:language="es" fo:country="ES" officeooo:rsid="004019fc" officeooo:paragraph-rsid="0056935f"/>
    </style:style>
    <style:style style:name="P25" style:family="paragraph" style:parent-style-name="Standard" style:list-style-name="L2">
      <style:paragraph-properties fo:text-align="justify" style:justify-single-word="false"/>
      <style:text-properties fo:language="es" fo:country="ES" officeooo:rsid="004019fc" officeooo:paragraph-rsid="0045fb31"/>
    </style:style>
    <style:style style:name="P26" style:family="paragraph" style:parent-style-name="Standard" style:list-style-name="L2">
      <style:paragraph-properties fo:text-align="justify" style:justify-single-word="false"/>
      <style:text-properties fo:language="es" fo:country="ES" officeooo:rsid="004019fc" officeooo:paragraph-rsid="0049cc2b"/>
    </style:style>
    <style:style style:name="P27" style:family="paragraph" style:parent-style-name="Standard" style:list-style-name="L1">
      <style:paragraph-properties fo:text-align="justify" style:justify-single-word="false"/>
      <style:text-properties fo:language="es" fo:country="ES" officeooo:rsid="00405c62" officeooo:paragraph-rsid="00405c62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es" fo:country="ES" officeooo:rsid="00405c62" officeooo:paragraph-rsid="004c7ced"/>
    </style:style>
    <style:style style:name="P29" style:family="paragraph" style:parent-style-name="Standard" style:list-style-name="L2">
      <style:paragraph-properties fo:text-align="justify" style:justify-single-word="false"/>
      <style:text-properties fo:language="es" fo:country="ES" officeooo:rsid="0049cc2b" officeooo:paragraph-rsid="0049cc2b"/>
    </style:style>
    <style:style style:name="P30" style:family="paragraph" style:parent-style-name="Standard" style:list-style-name="L5">
      <style:paragraph-properties fo:text-align="justify" style:justify-single-word="false"/>
      <style:text-properties fo:language="es" fo:country="ES" officeooo:rsid="005da6f3" officeooo:paragraph-rsid="005ee576"/>
    </style:style>
    <style:style style:name="P31" style:family="paragraph" style:parent-style-name="Standard" style:list-style-name="L4">
      <style:paragraph-properties fo:text-align="justify" style:justify-single-word="false"/>
      <style:text-properties fo:language="es" fo:country="ES" officeooo:rsid="00684d03" officeooo:paragraph-rsid="00684d03"/>
    </style:style>
    <style:style style:name="P32" style:family="paragraph" style:parent-style-name="Standard" style:list-style-name="L1">
      <style:paragraph-properties fo:text-align="justify" style:justify-single-word="false"/>
      <style:text-properties fo:color="#1700ff" loext:opacity="100%" style:font-name="Courier New" fo:language="es" fo:country="ES" officeooo:rsid="0056935f" officeooo:paragraph-rsid="004019fc" fo:background-color="#ffffff"/>
    </style:style>
    <style:style style:name="P33" style:family="paragraph" style:parent-style-name="Standard" style:list-style-name="L2">
      <style:paragraph-properties fo:text-align="justify" style:justify-single-word="false"/>
      <style:text-properties fo:color="#1700ff" loext:opacity="100%" style:font-name="Courier New" fo:language="es" fo:country="ES" officeooo:rsid="0056935f" officeooo:paragraph-rsid="00532781" fo:background-color="#ffffff"/>
    </style:style>
    <style:style style:name="P34" style:family="paragraph" style:parent-style-name="Standard" style:list-style-name="L2">
      <style:paragraph-properties fo:text-align="justify" style:justify-single-word="false"/>
      <style:text-properties fo:color="#1700ff" loext:opacity="100%" style:font-name="Courier New" fo:language="es" fo:country="ES" officeooo:rsid="0056935f" officeooo:paragraph-rsid="0053a83c" fo:background-color="#ffffff"/>
    </style:style>
    <style:style style:name="P35" style:family="paragraph" style:parent-style-name="Standard" style:list-style-name="L1">
      <style:paragraph-properties fo:text-align="justify" style:justify-single-word="false"/>
      <style:text-properties fo:color="#1700ff" loext:opacity="100%" style:font-name="Courier New" fo:language="es" fo:country="ES" officeooo:rsid="004019fc" officeooo:paragraph-rsid="0056935f" fo:background-color="#ffffff"/>
    </style:style>
    <style:style style:name="P36" style:family="paragraph" style:parent-style-name="Standard" style:list-style-name="L1">
      <style:paragraph-properties fo:text-align="justify" style:justify-single-word="false"/>
      <style:text-properties fo:color="#1700ff" loext:opacity="100%" style:font-name="Courier New" fo:language="es" fo:country="ES" officeooo:rsid="004019fc" officeooo:paragraph-rsid="00585b37" fo:background-color="#ffffff"/>
    </style:style>
    <style:style style:name="P37" style:family="paragraph" style:parent-style-name="Standard" style:list-style-name="L2">
      <style:paragraph-properties fo:text-align="justify" style:justify-single-word="false"/>
      <style:text-properties fo:color="#1700ff" loext:opacity="100%" officeooo:rsid="005529ba" officeooo:paragraph-rsid="005529ba"/>
    </style:style>
    <style:style style:name="P38" style:family="paragraph" style:parent-style-name="Standard" style:list-style-name="L3">
      <style:paragraph-properties fo:text-align="justify" style:justify-single-word="false"/>
      <style:text-properties fo:color="#1700ff" loext:opacity="100%" style:font-name="Liberation Serif" fo:language="es" fo:country="ES" officeooo:rsid="0072c3fa" officeooo:paragraph-rsid="0072c3fa"/>
    </style:style>
    <style:style style:name="P39" style:family="paragraph" style:parent-style-name="Standard" style:list-style-name="L6">
      <style:paragraph-properties fo:text-align="justify" style:justify-single-word="false"/>
      <style:text-properties fo:color="#1700ff" loext:opacity="100%" fo:language="es" fo:country="ES" officeooo:rsid="0075714c" officeooo:paragraph-rsid="0075714c"/>
    </style:style>
    <style:style style:name="P40" style:family="paragraph" style:parent-style-name="Standard" style:list-style-name="L2">
      <style:paragraph-properties fo:text-align="justify" style:justify-single-word="false"/>
      <style:text-properties fo:color="#1700ff" loext:opacity="100%" officeooo:rsid="0071782e" officeooo:paragraph-rsid="0071782e"/>
    </style:style>
    <style:style style:name="P41" style:family="paragraph" style:parent-style-name="Standard" style:list-style-name="L3">
      <style:paragraph-properties fo:text-align="justify" style:justify-single-word="false"/>
      <style:text-properties fo:color="#1700ff" loext:opacity="100%" style:font-name="aakar" fo:language="es" fo:country="ES" officeooo:rsid="004fee6b" officeooo:paragraph-rsid="0059de48" fo:background-color="#ffffff"/>
    </style:style>
    <style:style style:name="P42" style:family="paragraph" style:parent-style-name="Standard" style:list-style-name="L3">
      <style:paragraph-properties fo:text-align="justify" style:justify-single-word="false"/>
      <style:text-properties fo:color="#1700ff" loext:opacity="100%" style:font-name="aakar" fo:language="es" fo:country="ES" officeooo:rsid="004fee6b" officeooo:paragraph-rsid="005bc9de" fo:background-color="#ffffff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45fb31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53a83c"/>
    </style:style>
    <style:style style:name="P45" style:family="paragraph" style:parent-style-name="Standard" style:list-style-name="L2">
      <style:paragraph-properties fo:text-align="justify" style:justify-single-word="false"/>
      <style:text-properties officeooo:paragraph-rsid="0049cc2b"/>
    </style:style>
    <style:style style:name="P46" style:family="paragraph" style:parent-style-name="Standard" style:list-style-name="L3">
      <style:paragraph-properties fo:text-align="justify" style:justify-single-word="false"/>
      <style:text-properties officeooo:paragraph-rsid="004fee6b"/>
    </style:style>
    <style:style style:name="P47" style:family="paragraph" style:parent-style-name="Standard" style:list-style-name="L3">
      <style:paragraph-properties fo:text-align="justify" style:justify-single-word="false"/>
      <style:text-properties officeooo:paragraph-rsid="005bc9de"/>
    </style:style>
    <style:style style:name="P48" style:family="paragraph" style:parent-style-name="Standard" style:list-style-name="L4">
      <style:paragraph-properties fo:text-align="justify" style:justify-single-word="false"/>
      <style:text-properties officeooo:paragraph-rsid="005da6f3"/>
    </style:style>
    <style:style style:name="P49" style:family="paragraph" style:parent-style-name="Standard" style:list-style-name="L2">
      <style:paragraph-properties fo:text-align="justify" style:justify-single-word="false"/>
      <style:text-properties officeooo:rsid="0045fb31" officeooo:paragraph-rsid="0045fb31"/>
    </style:style>
    <style:style style:name="P50" style:family="paragraph" style:parent-style-name="Standard" style:list-style-name="L2">
      <style:paragraph-properties fo:text-align="justify" style:justify-single-word="false"/>
      <style:text-properties officeooo:rsid="004605d8" officeooo:paragraph-rsid="004605d8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Liberation Serif" fo:language="es" fo:country="ES" officeooo:rsid="004019fc" officeooo:paragraph-rsid="004fee6b"/>
    </style:style>
    <style:style style:name="P52" style:family="paragraph" style:parent-style-name="Standard" style:list-style-name="L3">
      <style:paragraph-properties fo:text-align="justify" style:justify-single-word="false"/>
      <style:text-properties style:font-name="Liberation Serif" fo:language="es" fo:country="ES" officeooo:rsid="004fee6b" officeooo:paragraph-rsid="00519bde"/>
    </style:style>
    <style:style style:name="P53" style:family="paragraph" style:parent-style-name="Standard" style:list-style-name="L3">
      <style:paragraph-properties fo:text-align="justify" style:justify-single-word="false"/>
      <style:text-properties style:font-name="Liberation Serif" fo:language="es" fo:country="ES" officeooo:rsid="0059f1f2" officeooo:paragraph-rsid="0059f1f2"/>
    </style:style>
    <style:style style:name="P54" style:family="paragraph" style:parent-style-name="Standard" style:list-style-name="L3">
      <style:paragraph-properties fo:text-align="justify" style:justify-single-word="false"/>
      <style:text-properties officeooo:rsid="00519bde" officeooo:paragraph-rsid="00519bde"/>
    </style:style>
    <style:style style:name="P55" style:family="paragraph" style:parent-style-name="Standard" style:list-style-name="L3">
      <style:paragraph-properties fo:text-align="justify" style:justify-single-word="false"/>
      <style:text-properties officeooo:rsid="00519bde" officeooo:paragraph-rsid="005bc9de"/>
    </style:style>
    <style:style style:name="P56" style:family="paragraph" style:parent-style-name="Standard" style:list-style-name="L4">
      <style:paragraph-properties fo:text-align="justify" style:justify-single-word="false"/>
      <style:text-properties officeooo:rsid="005ee576" officeooo:paragraph-rsid="005ee576"/>
    </style:style>
    <style:style style:name="P57" style:family="paragraph" style:parent-style-name="Standard" style:list-style-name="L1">
      <style:paragraph-properties fo:text-align="justify" style:justify-single-word="false"/>
      <style:text-properties fo:color="#2a6099" loext:opacity="100%" fo:language="es" fo:country="ES" officeooo:rsid="00405c62" officeooo:paragraph-rsid="00405c62"/>
    </style:style>
    <style:style style:name="P58" style:family="paragraph" style:parent-style-name="Standard" style:list-style-name="L2">
      <style:paragraph-properties fo:text-align="justify" style:justify-single-word="false"/>
      <style:text-properties fo:color="#3465a4" loext:opacity="100%" officeooo:paragraph-rsid="006f83e6"/>
    </style:style>
    <style:style style:name="P59" style:family="paragraph" style:parent-style-name="Standard" style:list-style-name="L4">
      <style:paragraph-properties fo:text-align="justify" style:justify-single-word="false"/>
      <style:text-properties fo:color="#3465a4" loext:opacity="100%" officeooo:paragraph-rsid="005da6f3"/>
    </style:style>
    <style:style style:name="P60" style:family="paragraph" style:parent-style-name="Standard" style:list-style-name="L4">
      <style:paragraph-properties fo:text-align="justify" style:justify-single-word="false"/>
      <style:text-properties fo:color="#3465a4" loext:opacity="100%" officeooo:paragraph-rsid="0073ec6f"/>
    </style:style>
    <style:style style:name="P61" style:family="paragraph" style:parent-style-name="Standard" style:list-style-name="L2">
      <style:paragraph-properties fo:text-align="justify" style:justify-single-word="false"/>
      <style:text-properties fo:color="#3465a4" loext:opacity="100%" officeooo:rsid="006f83e6" officeooo:paragraph-rsid="006f83e6"/>
    </style:style>
    <style:style style:name="P62" style:family="paragraph" style:parent-style-name="Standard" style:list-style-name="L4">
      <style:paragraph-properties fo:text-align="justify" style:justify-single-word="false"/>
      <style:text-properties fo:color="#3465a4" loext:opacity="100%" fo:language="es" fo:country="ES" officeooo:rsid="00684d03" officeooo:paragraph-rsid="00684d03"/>
    </style:style>
    <style:style style:name="P63" style:family="paragraph" style:parent-style-name="Standard" style:list-style-name="L4">
      <style:paragraph-properties fo:text-align="justify" style:justify-single-word="false"/>
      <style:text-properties fo:color="#3465a4" loext:opacity="100%" fo:language="es" fo:country="ES" officeooo:rsid="0075714c" officeooo:paragraph-rsid="0075714c"/>
    </style:style>
    <style:style style:name="P64" style:family="paragraph" style:parent-style-name="Text_20_body" style:list-style-name="L1">
      <style:paragraph-properties fo:text-align="justify" style:justify-single-word="false"/>
      <style:text-properties fo:color="#1700ff" loext:opacity="100%" fo:language="es" fo:country="ES" officeooo:rsid="006e7a76" officeooo:paragraph-rsid="006e7a76"/>
    </style:style>
    <style:style style:name="P65" style:family="paragraph" style:parent-style-name="Text_20_body" style:list-style-name="L2">
      <style:paragraph-properties fo:text-align="justify" style:justify-single-word="false"/>
      <style:text-properties fo:color="#1700ff" loext:opacity="100%" fo:language="es" fo:country="ES" officeooo:rsid="006e7a76" officeooo:paragraph-rsid="006e7a76"/>
    </style:style>
    <style:style style:name="P66" style:family="paragraph" style:parent-style-name="Text_20_body" style:list-style-name="L2">
      <style:paragraph-properties fo:text-align="justify" style:justify-single-word="false"/>
      <style:text-properties fo:color="#1700ff" loext:opacity="100%" fo:language="es" fo:country="ES" officeooo:rsid="006f83e6" officeooo:paragraph-rsid="006f83e6"/>
    </style:style>
    <style:style style:name="P67" style:family="paragraph" style:parent-style-name="Text_20_body" style:list-style-name="L1">
      <style:paragraph-properties fo:text-align="justify" style:justify-single-word="false"/>
      <style:text-properties fo:color="#1700ff" loext:opacity="100%" fo:language="es" fo:country="ES" officeooo:rsid="007212aa" officeooo:paragraph-rsid="007212aa"/>
    </style:style>
    <style:style style:name="P68" style:family="paragraph" style:parent-style-name="Text_20_body" style:list-style-name="L3">
      <style:paragraph-properties fo:text-align="justify" style:justify-single-word="false"/>
      <style:text-properties fo:color="#1700ff" loext:opacity="100%" style:font-name="Liberation Serif" fo:language="es" fo:country="ES" officeooo:rsid="004019fc" officeooo:paragraph-rsid="005bc9de"/>
    </style:style>
    <style:style style:name="P69" style:family="paragraph" style:parent-style-name="Text_20_body" style:list-style-name="L3">
      <style:paragraph-properties fo:text-align="justify" style:justify-single-word="false"/>
      <style:text-properties fo:color="#1700ff" loext:opacity="100%" style:font-name="Liberation Serif" fo:language="es" fo:country="ES" officeooo:rsid="00739009" officeooo:paragraph-rsid="00739009"/>
    </style:style>
    <style:style style:name="P70" style:family="paragraph" style:parent-style-name="Text_20_body" style:list-style-name="L2">
      <style:paragraph-properties fo:text-align="justify" style:justify-single-word="false"/>
      <style:text-properties fo:color="#1700ff" loext:opacity="100%" style:font-name="aakar" fo:font-size="12pt" fo:language="es" fo:country="ES" officeooo:rsid="006e7a76" officeooo:paragraph-rsid="006e7a76" style:font-size-asian="12pt" style:font-size-complex="12pt"/>
    </style:style>
    <style:style style:name="P71" style:family="paragraph" style:parent-style-name="Text_20_body" style:list-style-name="L1">
      <style:text-properties fo:color="#3465a4" loext:opacity="100%"/>
    </style:style>
    <style:style style:name="T1" style:family="text">
      <style:text-properties style:font-name="Courier New" fo:language="es" fo:country="ES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officeooo:rsid="00476d60" style:font-weight-asian="bold" style:font-weight-complex="bold"/>
    </style:style>
    <style:style style:name="T4" style:family="text">
      <style:text-properties fo:language="es" fo:country="ES" fo:font-weight="bold" officeooo:rsid="0049cc2b" style:font-weight-asian="bold" style:font-weight-complex="bold"/>
    </style:style>
    <style:style style:name="T5" style:family="text">
      <style:text-properties fo:language="es" fo:country="ES" officeooo:rsid="004019fc"/>
    </style:style>
    <style:style style:name="T6" style:family="text">
      <style:text-properties fo:language="es" fo:country="ES" officeooo:rsid="00405c62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language="es" fo:country="ES" fo:font-style="italic" officeooo:rsid="004019fc" style:font-style-asian="italic" style:font-style-complex="italic"/>
    </style:style>
    <style:style style:name="T9" style:family="text">
      <style:text-properties fo:language="es" fo:country="ES" officeooo:rsid="0045fb31"/>
    </style:style>
    <style:style style:name="T10" style:family="text">
      <style:text-properties fo:language="es" fo:country="ES" officeooo:rsid="00476d60"/>
    </style:style>
    <style:style style:name="T11" style:family="text">
      <style:text-properties fo:language="es" fo:country="ES" officeooo:rsid="0049cc2b"/>
    </style:style>
    <style:style style:name="T12" style:family="text">
      <style:text-properties fo:language="es" fo:country="ES" fo:font-weight="normal" officeooo:rsid="0049cc2b" style:font-weight-asian="normal" style:font-weight-complex="normal"/>
    </style:style>
    <style:style style:name="T13" style:family="text">
      <style:text-properties fo:language="es" fo:country="ES" officeooo:rsid="004abea8"/>
    </style:style>
    <style:style style:name="T14" style:family="text">
      <style:text-properties fo:language="es" fo:country="ES" officeooo:rsid="005da6f3"/>
    </style:style>
    <style:style style:name="T15" style:family="text">
      <style:text-properties fo:language="es" fo:country="ES" officeooo:rsid="005ee576"/>
    </style:style>
    <style:style style:name="T16" style:family="text">
      <style:text-properties fo:language="es" fo:country="ES" officeooo:rsid="006a488f"/>
    </style:style>
    <style:style style:name="T17" style:family="text">
      <style:text-properties fo:language="es" fo:country="ES" officeooo:rsid="006a63d4"/>
    </style:style>
    <style:style style:name="T18" style:family="text">
      <style:text-properties fo:language="es" fo:country="ES" officeooo:rsid="0073baa5"/>
    </style:style>
    <style:style style:name="T19" style:family="text">
      <style:text-properties fo:language="es" fo:country="ES" officeooo:rsid="0073ec6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4e418e" style:font-style-asian="italic" style:font-style-complex="italic"/>
    </style:style>
    <style:style style:name="T22" style:family="text">
      <style:text-properties officeooo:rsid="00405c62"/>
    </style:style>
    <style:style style:name="T23" style:family="text">
      <style:text-properties officeooo:rsid="00441564"/>
    </style:style>
    <style:style style:name="T24" style:family="text">
      <style:text-properties style:font-name="Liberation Sans" fo:font-size="16.1000003814697pt" fo:font-weight="bold" officeooo:rsid="004fee6b" style:font-name-asian="Noto Sans CJK SC" style:font-size-asian="16.1000003814697pt" style:font-weight-asian="bold" style:font-name-complex="Noto Sans Devanagari1" style:font-size-complex="16.1000003814697pt" style:font-weight-complex="bold"/>
    </style:style>
    <style:style style:name="T25" style:family="text">
      <style:text-properties officeooo:rsid="004c7ced"/>
    </style:style>
    <style:style style:name="T26" style:family="text">
      <style:text-properties officeooo:rsid="004e418e"/>
    </style:style>
    <style:style style:name="T27" style:family="text">
      <style:text-properties officeooo:rsid="004fee6b"/>
    </style:style>
    <style:style style:name="T28" style:family="text">
      <style:text-properties style:font-name="Liberation Serif" fo:language="es" fo:country="ES"/>
    </style:style>
    <style:style style:name="T29" style:family="text">
      <style:text-properties style:font-name="Liberation Serif" fo:language="es" fo:country="ES" officeooo:rsid="004019fc"/>
    </style:style>
    <style:style style:name="T30" style:family="text">
      <style:text-properties style:font-name="Liberation Serif" fo:language="es" fo:country="ES" officeooo:rsid="00405c62"/>
    </style:style>
    <style:style style:name="T31" style:family="text">
      <style:text-properties style:font-name="Liberation Serif" fo:language="es" fo:country="ES" officeooo:rsid="004fee6b"/>
    </style:style>
    <style:style style:name="T32" style:family="text">
      <style:text-properties style:font-name="Liberation Serif" fo:language="es" fo:country="ES" officeooo:rsid="00532781"/>
    </style:style>
    <style:style style:name="T33" style:family="text">
      <style:text-properties style:font-name="Liberation Serif" fo:language="es" fo:country="ES" fo:font-style="italic" officeooo:rsid="005be41d" style:font-style-asian="italic" style:font-style-complex="italic"/>
    </style:style>
    <style:style style:name="T34" style:family="text">
      <style:text-properties style:font-name="Liberation Serif" fo:language="es" fo:country="ES" fo:font-style="italic" officeooo:rsid="005c2440" style:font-style-asian="italic" style:font-style-complex="italic"/>
    </style:style>
    <style:style style:name="T35" style:family="text">
      <style:text-properties officeooo:rsid="005bc9de"/>
    </style:style>
    <style:style style:name="T36" style:family="text">
      <style:text-properties officeooo:rsid="005da6f3"/>
    </style:style>
    <style:style style:name="T37" style:family="text">
      <style:text-properties officeooo:rsid="006ab66d"/>
    </style:style>
    <style:style style:name="T38" style:family="text">
      <style:text-properties officeooo:rsid="006cdc5d"/>
    </style:style>
    <style:style style:name="T39" style:family="text">
      <style:text-properties officeooo:rsid="006e7a76"/>
    </style:style>
    <style:style style:name="T40" style:family="text">
      <style:text-properties officeooo:rsid="006f83e6"/>
    </style:style>
    <style:style style:name="T41" style:family="text">
      <style:text-properties officeooo:rsid="006f8da8"/>
    </style:style>
    <style:style style:name="T42" style:family="text">
      <style:text-properties style:font-name="aakar"/>
    </style:style>
    <style:style style:name="T43" style:family="text">
      <style:text-properties officeooo:rsid="0073baa5"/>
    </style:style>
    <style:style style:name="T44" style:family="text">
      <style:text-properties officeooo:rsid="007571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Numbering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1 API REST estado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"><text:a xlink:type="simple" xlink:href="#__RefHeading___Toc2617_2532525727" text:style-name="Index_20_Link" text:visited-style-name="Index_20_Link">Cluster API<text:tab/>1</text:a></text:p>
          <text:p text:style-name="P10"><text:a xlink:type="simple" xlink:href="#__RefHeading___Toc2619_2532525727" text:style-name="Index_20_Link" text:visited-style-name="Index_20_Link">Cluster Health<text:tab/>1</text:a></text:p>
          <text:p text:style-name="P10"><text:a xlink:type="simple" xlink:href="#__RefHeading___Toc2621_2532525727" text:style-name="Index_20_Link" text:visited-style-name="Index_20_Link">Cluster Stats<text:tab/>1</text:a></text:p>
          <text:p text:style-name="P10"><text:a xlink:type="simple" xlink:href="#__RefHeading___Toc2623_2532525727" text:style-name="Index_20_Link" text:visited-style-name="Index_20_Link">Nodes Information<text:tab/>2</text:a></text:p>
          <text:p text:style-name="P9"><text:a xlink:type="simple" xlink:href="#__RefHeading___Toc2625_2532525727" text:style-name="Index_20_Link" text:visited-style-name="Index_20_Link">Cat API<text:tab/>2</text:a></text:p>
          <text:p text:style-name="P10"><text:a xlink:type="simple" xlink:href="#__RefHeading___Toc2627_2532525727" text:style-name="Index_20_Link" text:visited-style-name="Index_20_Link">Health Cluster Information<text:tab/>2</text:a></text:p>
          <text:p text:style-name="P10"><text:a xlink:type="simple" xlink:href="#__RefHeading___Toc2629_2532525727" text:style-name="Index_20_Link" text:visited-style-name="Index_20_Link">Master Information<text:tab/>2</text:a></text:p>
          <text:p text:style-name="P10"><text:a xlink:type="simple" xlink:href="#__RefHeading___Toc2631_2532525727" text:style-name="Index_20_Link" text:visited-style-name="Index_20_Link">Índices Information<text:tab/>2</text:a></text:p>
          <text:p text:style-name="P10"><text:a xlink:type="simple" xlink:href="#__RefHeading___Toc2633_2532525727" text:style-name="Index_20_Link" text:visited-style-name="Index_20_Link">Shards Information<text:tab/>2</text:a></text:p>
          <text:p text:style-name="P9"><text:a xlink:type="simple" xlink:href="#__RefHeading___Toc2635_2532525727" text:style-name="Index_20_Link" text:visited-style-name="Index_20_Link">Elasticsearch Reference Guide<text:tab/>3</text:a></text:p>
          <text:p text:style-name="P10"><text:a xlink:type="simple" xlink:href="#__RefHeading___Toc2637_2532525727" text:style-name="Index_20_Link" text:visited-style-name="Index_20_Link">REST APIs<text:tab/>3</text:a></text:p>
        </text:index-body>
      </text:table-of-content>
      <text:p text:style-name="P5"/>
      <text:p text:style-name="P7">Todas las respuestas se harán en color azul para facilitar la corrección de las actividades. <text:span text:style-name="T38">Si no se hacen en color azul, se restará un punto de la nota final.</text:span></text:p>
      <text:h text:style-name="P12" text:outline-level="1"><text:bookmark-start text:name="__RefHeading___Toc2617_2532525727"/>Cluster API<text:bookmark-end text:name="__RefHeading___Toc2617_2532525727"/></text:h>
      <text:h text:style-name="P15" text:outline-level="2"><text:bookmark-start text:name="__RefHeading___Toc2619_2532525727"/>Cluster Health<text:bookmark-end text:name="__RefHeading___Toc2619_2532525727"/></text:h>
      <text:list xml:id="list879569219" text:style-name="L1">
        <text:list-item>
          <text:p text:style-name="P22"><text:span text:style-name="T22">Escribe el comando para la c</text:span>onsulta <text:span text:style-name="T22">d</text:span>el estado del <text:span text:style-name="T20">cluster</text:span> desde la línea de comandos. Puedes hacerlo desde el mismo servidor o desde tu máquina cliente.</text:p>
          <text:p text:style-name="P32"/>
          <text:p text:style-name="P57">curl -X GET "http://direccion_del_servidor:9200/_cluster/health?pretty"</text:p>
        </text:list-item>
        <text:list-item>
          <text:p text:style-name="P27">¿En qué formato viene dada la información devuelta por <text:span text:style-name="T20">Elasticsearch</text:span>?</text:p>
          <text:p text:style-name="P64"><text:span text:style-name="T40">El formato de la información devuelta por Elasticsearch es </text:span>json</text:p>
        </text:list-item>
        <text:list-item>
          <text:p text:style-name="P27">¿Qué es, dentro de la URL, la palabra <text:span text:style-name="T20">pretty</text:span> y qué función tiene?</text:p>
        </text:list-item>
      </text:list>
      <text:p text:style-name="P6"><text:tab/><text:span text:style-name="T39">Se utiliza para que el resultado se pueda ver de una forma más amigable.</text:span></text:p>
      <text:p text:style-name="P8"/>
      <text:h text:style-name="Heading_20_2" text:outline-level="2"><text:bookmark-start text:name="__RefHeading___Toc2621_2532525727"/>C<text:span text:style-name="T23">luster Stats</text:span><text:bookmark-end text:name="__RefHeading___Toc2621_2532525727"/></text:h>
      <text:list xml:id="list909584889" text:style-name="L2">
        <text:list-item>
          <text:p text:style-name="P43"><text:span text:style-name="T6">Escribe el comando para la c</text:span><text:span text:style-name="T5">onsulta </text:span><text:span text:style-name="T6">d</text:span><text:span text:style-name="T5">el </text:span><text:span text:style-name="T9">estadísticas</text:span><text:span text:style-name="T5"> del </text:span><text:span text:style-name="T8">cluster</text:span><text:span text:style-name="T5"> desde la línea de comandos. Puedes hacerlo desde el mismo servidor o desde tu máquina cliente.</text:span></text:p>
          <text:p text:style-name="P33">curl -X GET "http://localhost:9200/_cluster/stats?human&amp;pretty"</text:p>
          <text:p text:style-name="P25"/>
        </text:list-item>
        <text:list-item>
          <text:p text:style-name="P49"><text:span text:style-name="T5">¿</text:span><text:span text:style-name="T2">Qué función tiene el parámetro human?</text:span></text:p>
          <text:p text:style-name="P70">Sirve para que los valores númericos sean más fáciles de ver. Por ejemplo en lugar de escribir 43975560 se puede leer 41.8mb</text:p>
        </text:list-item>
        <text:list-item>
          <text:p text:style-name="P50"><text:soft-page-break/><text:span text:style-name="T2">¿Podemos combinar </text:span><text:span text:style-name="T7">human</text:span><text:span text:style-name="T2"> y </text:span><text:span text:style-name="T7">pretty</text:span><text:span text:style-name="T2">? Sí/No y porque. </text:span><text:span text:style-name="T17">¿Qué problema hay en la ejecución en consola?</text:span></text:p>
          <text:p text:style-name="P65">Sí, ya que aunque su función es parecida en cuanto a hacer la vista de los datos más amigable para el usuario, ambas lo hacen <text:span text:style-name="T40">de </text:span>distina <text:span text:style-name="T40">forma.</text:span></text:p>
          <text:p text:style-name="P66">Uno de los problemas puede ser que algunos caracteres como &amp; pueden ser interpretados por la consola como un parámetro para ejecutar comandos por lo que es necesario escribir la url dentro de comillas</text:p>
        </text:list-item>
        <text:list-item>
          <text:p text:style-name="P50"><text:span text:style-name="T2">Indica la información que consideres más relevante de lo informado por la llamada a </text:span><text:span text:style-name="T1">_cluster/stats</text:span><text:span text:style-name="T2">. No hace falta que pegues el contenido de la salida de texto.</text:span></text:p>
          <text:p text:style-name="P58"><text:span text:style-name="T40">Lo más relevante a tener en cuenta es el parámetro “status” ya que nos indica el estado de Kibanna.</text:span></text:p>
          <text:p text:style-name="P61">Otro aspecto <text:span text:style-name="T41">relevante </text:span>a tener en cuenta es <text:span text:style-name="T41">la visualización de los</text:span> nodos y la<text:span text:style-name="T41">s</text:span> distribuci<text:span text:style-name="T41">ones </text:span>de shards <text:span text:style-name="T41">que tenemos. Esto puede ser importante debido a que facilita la optimización del rendimiento y la resiliencia del cluster al permitir un monitoreo y ajuste efectivos de la carga y distribución de datos.</text:span></text:p>
        </text:list-item>
      </text:list>
      <text:h text:style-name="P16" text:outline-level="2"><text:bookmark-start text:name="__RefHeading___Toc2623_2532525727"/>Nodes Information<text:bookmark-end text:name="__RefHeading___Toc2623_2532525727"/></text:h>
      <text:list xml:id="list193232599640483" text:continue-list="list909584889" text:style-name="L2">
        <text:list-item text:start-value="1">
          <text:p text:style-name="P44"><text:span text:style-name="T6">Escribe el comando para la c</text:span><text:span text:style-name="T5">onsulta </text:span><text:span text:style-name="T6">d</text:span><text:span text:style-name="T5">e </text:span><text:span text:style-name="T10">información de </text:span><text:span text:style-name="T3">todos</text:span><text:span text:style-name="T10"> los nodos </text:span><text:span text:style-name="T5">del </text:span><text:span text:style-name="T8">cluster</text:span><text:span text:style-name="T5"> desde la línea de comandos.</text:span></text:p>
          <text:p text:style-name="P34">curl -X GET "http://localhost:9200/_nodes?pretty"</text:p>
          <text:p text:style-name="P26"/>
        </text:list-item>
        <text:list-item>
          <text:p text:style-name="P45"><text:span text:style-name="T6">Escribe el comando para la c</text:span><text:span text:style-name="T5">onsulta </text:span><text:span text:style-name="T6">d</text:span><text:span text:style-name="T5">e </text:span><text:span text:style-name="T10">información de</text:span><text:span text:style-name="T11">l </text:span><text:span text:style-name="T4">único</text:span><text:span text:style-name="T11"> </text:span><text:span text:style-name="T10">nodo </text:span><text:span text:style-name="T5">del </text:span><text:span text:style-name="T8">cluster</text:span><text:span text:style-name="T5">.</text:span></text:p>
          <text:p text:style-name="P34">curl -X GET "http://localhost:9200/_nodes/_local?pretty"</text:p>
          <text:p text:style-name="P29"/>
        </text:list-item>
        <text:list-item>
          <text:p text:style-name="P45"><text:span text:style-name="T6">Escribe el comando para la c</text:span><text:span text:style-name="T5">onsulta </text:span><text:span text:style-name="T6">d</text:span><text:span text:style-name="T5">e </text:span><text:span text:style-name="T10">información de </text:span><text:span text:style-name="T11">un </text:span><text:span text:style-name="T4">nodo que no exista </text:span><text:span text:style-name="T12">en</text:span><text:span text:style-name="T11"> </text:span><text:span text:style-name="T5">el </text:span><text:span text:style-name="T8">cluster</text:span><text:span text:style-name="T5">. </text:span><text:span text:style-name="T16">Explica con tus palabras q</text:span><text:span text:style-name="T13">ué información has recibido. </text:span><text:span text:style-name="T16">No pegues la salida por consola.</text:span></text:p>
          <text:p text:style-name="P37">curl -X GET "<text:a xlink:type="simple" xlink:href="http://localhost:9200/_nodes/nodo_inexistente?pretty" text:style-name="Internet_20_link" text:visited-style-name="Visited_20_Internet_20_Link">http://localhost:9200/_nodes/nodo_inexistente?pretty</text:a>"</text:p>
          <text:p text:style-name="P40">Al ejecutar el comando se puede comprpbar que la conexión con el cluster se ha realizado correctamente pero no consigue encontrar ningún nodo</text:p>
        </text:list-item>
      </text:list>
      <text:p text:style-name="P3"><text:tab/></text:p>
      <text:h text:style-name="P13" text:outline-level="1"><text:bookmark-start text:name="__RefHeading___Toc2625_2532525727"/>Cat API<text:bookmark-end text:name="__RefHeading___Toc2625_2532525727"/></text:h>
      <text:h text:style-name="P20" text:outline-level="2"><text:bookmark-start text:name="__RefHeading___Toc2627_2532525727"/>Health Cluster Information<text:bookmark-end text:name="__RefHeading___Toc2627_2532525727"/></text:h>
      <text:list xml:id="list193232344247042" text:continue-list="list879569219" text:style-name="L1">
        <text:list-item text:start-value="1">
          <text:p text:style-name="P23"><text:span text:style-name="T22">Escribe el comando para la c</text:span>onsulta <text:span text:style-name="T22">d</text:span>el estado del <text:span text:style-name="T20">cluster</text:span> desde la línea de comandos. Puedes hacerlo desde el mismo servidor o desde tu máquina cliente.</text:p>
          <text:p text:style-name="P35">curl -X GET "http://localhost:9200/_cat/health?v&amp;pretty"</text:p>
          <text:p text:style-name="P24"/>
        </text:list-item>
        <text:list-item>
          <text:p text:style-name="P28">¿<text:span text:style-name="T26">Cómo está formateada</text:span> la información devuelta por <text:span text:style-name="T20">Elasticsearch</text:span>?</text:p>
          <text:p text:style-name="P67">La respuesta está formateada de forma tabulada en filas y columnas.</text:p>
        </text:list-item>
        <text:list-item>
          <text:p text:style-name="P28"><text:span text:style-name="T26">D</text:span>entro de la URL, la palabra “<text:span text:style-name="T21">v”</text:span> <text:span text:style-name="T26">¿</text:span>qué función tiene?</text:p>
          <text:p text:style-name="P67">Significa que está activado el modo verboso lo que ayuda a obtener más información de los resultados. En este caso la palabra “v” muestra las columnas.</text:p>
        </text:list-item>
      </text:list>
      <text:p text:style-name="P2"/>
      <text:h text:style-name="P21" text:outline-level="2"><text:bookmark-start text:name="__RefHeading___Toc2629_2532525727"/><text:span text:style-name="T24">Master</text:span><text:span text:style-name="T25"> Information</text:span><text:bookmark-end text:name="__RefHeading___Toc2629_2532525727"/></text:h>
      <text:list xml:id="list193232590733651" text:continue-list="list193232344247042" text:style-name="L1">
        <text:list-item text:start-value="1">
          <text:p text:style-name="P51"><text:span text:style-name="T22">Escribe el comando para la c</text:span>onsulta <text:span text:style-name="T22">d</text:span>e l<text:span text:style-name="T27">a información del nodo máster.</text:span></text:p>
          <text:p text:style-name="P71"><text:soft-page-break/>curl -X GET "http://localhost:9200/_cat/master?v&amp;pretty"</text:p>
          <text:p text:style-name="P36"/>
        </text:list-item>
      </text:list>
      <text:h text:style-name="P17" text:outline-level="2"><text:bookmark-start text:name="__RefHeading___Toc2631_2532525727"/>Índices Information<text:bookmark-end text:name="__RefHeading___Toc2631_2532525727"/></text:h>
      <text:list xml:id="list146236141" text:style-name="L3">
        <text:list-item>
          <text:p text:style-name="P46"><text:span text:style-name="T30">Escribe el comando para la c</text:span><text:span text:style-name="T29">onsulta </text:span><text:span text:style-name="T30">d</text:span><text:span text:style-name="T29">e l</text:span><text:span text:style-name="T31">a información de los índices.</text:span></text:p>
          <text:p text:style-name="P41">curl -X GET "http://localhost:9200/_cat/indices?v&amp;pretty"</text:p>
          <text:p text:style-name="P52"/>
        </text:list-item>
        <text:list-item>
          <text:p text:style-name="P53">Viendo las cabeceras de la tabla, ¿cuáles son los campos y <text:span text:style-name="T37">cual es (qué indica) la información que nos da de cada campo?</text:span></text:p>
          <text:p text:style-name="P38">Los diferentes campos son:<text:span text:style-name="T42"> health, status, index, uuid, pri, rep, docs.count, docs.deleted, store.size, pri.store.size</text:span></text:p>
          <text:p text:style-name="P38">health: índica el estado en el que se encuentran los shards primarios y las réplicas.</text:p>
          <text:p text:style-name="P38">status: Muestra si el índice está abierto o cerrado para operaciones de lectura/escritura.</text:p>
          <text:p text:style-name="P38">index: Es el nombre del índice en el cluster.</text:p>
          <text:p text:style-name="P38">uuid: Es el identificador del índice.</text:p>
          <text:p text:style-name="P38">pri: Es el número de shards primarios que tiene el índice.</text:p>
          <text:p text:style-name="P38">rep: Es el número de réplicas que tiene cada shard primario.</text:p>
          <text:p text:style-name="P38">docs.count: Es el número total de documentos almacenados en el índice.</text:p>
          <text:p text:style-name="P38">docs.deleted: Es el número de documentos marcados como eliminados en el índice.</text:p>
          <text:p text:style-name="P38">store.size: Es el tamaño total ocupado por el índice en el disco.</text:p>
          <text:p text:style-name="P38">pri.store.size: Es el tamaño total ocupado por los shards primarios en el disco <text:s/></text:p>
        </text:list-item>
      </text:list>
      <text:p text:style-name="P11"/>
      <text:list xml:id="list193231980722412" text:continue-numbering="true" text:style-name="L3">
        <text:list-item>
          <text:p text:style-name="P54"><text:span text:style-name="T31">¿</text:span><text:span text:style-name="T28">Para qué crees que puede servir esta información de índices? La respuesta no es sobre la información que nos facilita, ya que eso </text:span><text:span text:style-name="T32">se deduce de los datos facilitados</text:span><text:span text:style-name="T28">. Se busca un razonamiento de: qué conocimiento obtenemos de estos datos e información.</text:span></text:p>
          <text:p text:style-name="P69">Esta información nos puede resultar útil para la administración del cluster de Elasticsearch. De esta manera podríamos gestionar los datos de una manera eficaz y tomar decisiones estratégicas sobre la infrastructura <text:span text:style-name="T43">lo que conlleva que los sistemas sean más eficientes y capaces de soportar mayores demandas.</text:span></text:p>
        </text:list-item>
      </text:list>
      <text:h text:style-name="P18" text:outline-level="2"><text:bookmark-start text:name="__RefHeading___Toc2633_2532525727"/><text:span text:style-name="T35">Shards</text:span> Information<text:bookmark-end text:name="__RefHeading___Toc2633_2532525727"/></text:h>
      <text:list xml:id="list193233442769053" text:continue-list="list193231980722412" text:style-name="L3">
        <text:list-item text:start-value="1">
          <text:p text:style-name="P47"><text:span text:style-name="T30">Escribe el comando para la c</text:span><text:span text:style-name="T29">onsulta </text:span><text:span text:style-name="T30">d</text:span><text:span text:style-name="T29">e l</text:span><text:span text:style-name="T31">a información de los </text:span><text:span text:style-name="T33">shards</text:span><text:span text:style-name="T31">.</text:span></text:p>
          <text:p text:style-name="P42">curl -X GET "http://localhost:9200/_cat/shards?v&amp;pretty"</text:p>
        </text:list-item>
        <text:list-item>
          <text:p text:style-name="P55"><text:span text:style-name="T31">¿</text:span><text:span text:style-name="T28">Para qué crees que puede servir esta información de </text:span><text:span text:style-name="T34">shards</text:span><text:span text:style-name="T28">? La respuesta no es sobre la información que nos facilita, ya que eso </text:span><text:span text:style-name="T32">se deduce de los datos facilitados</text:span><text:span text:style-name="T28">. Se busca un razonamiento de: qué conocimiento obtenemos de estos datos e información.</text:span></text:p>
          <text:p text:style-name="P68">Podemos utilizar esta información para administrar los clusters. Gracias a esto podemos optimizar el rendimiento, planificar la capazidad y ver la disponibilidad de los datos.</text:p>
        </text:list-item>
      </text:list>
      <text:p text:style-name="P4"/>
      <text:h text:style-name="P14" text:outline-level="1"><text:bookmark-start text:name="__RefHeading___Toc2635_2532525727"/>Elasticsearch <text:span text:style-name="T36">Reference </text:span>Guide <text:bookmark-end text:name="__RefHeading___Toc2635_2532525727"/></text:h>
      <text:h text:style-name="P19" text:outline-level="2"><text:bookmark-start text:name="__RefHeading___Toc2637_2532525727"/>REST APIs<text:bookmark-end text:name="__RefHeading___Toc2637_2532525727"/></text:h>
      <text:list xml:id="list2873170879" text:style-name="L4">
        <text:list-item>
          <text:p text:style-name="P48"><text:span text:style-name="T14">Ve a la web </text:span><text:a xlink:type="simple" xlink:href="https://www.elastic.co/guide/en/elasticsearch/reference/current/rest-apis.html" text:style-name="Internet_20_link" text:visited-style-name="Visited_20_Internet_20_Link">https://www.elastic.co/guide/en/elasticsearch/reference/current/rest-apis.html</text:a><text:span text:style-name="T14"> y selecciona 2 APIs que no hayamos trabajado en clase y encuentres interesantes de C</text:span><text:span text:style-name="T15">at</text:span><text:span text:style-name="T14"> y 2 de Clúster. Escríbelas y comenta que información facilitan.</text:span></text:p>
          <text:p text:style-name="P59"><text:soft-page-break/><text:span text:style-name="T14">curl -X GET "</text:span><text:a xlink:type="simple" xlink:href="http://localhost:9200/_cat/master?v&amp;pretty" text:style-name="Internet_20_link" text:visited-style-name="Visited_20_Internet_20_Link">http://localhost:9200/_cat/master?v&amp;pretty</text:a><text:span text:style-name="T14">" → </text:span><text:span text:style-name="T18">Muestra información sobre el nodo maestro. Este nodo se encarga de administrar los clusters. Puede crear, editar o eliminar índices.</text:span></text:p>
          <text:p text:style-name="P60"><text:span text:style-name="T14">curl -X GET <text:s/></text:span><text:span text:style-name="T18">"</text:span><text:a xlink:type="simple" xlink:href="http://localhost:9200/_cat/nodes?v&amp;pretty" text:style-name="Internet_20_link" text:visited-style-name="Visited_20_Internet_20_Link">http://localhost:9200/_cat/nodes?v&amp;pretty</text:a><text:span text:style-name="T18">" → </text:span><text:span text:style-name="T19">Muestra </text:span><text:span text:style-name="T18">información del estado y configuración de los nodos. </text:span><text:span text:style-name="T19">Con esta información se pueden</text:span><text:span text:style-name="T18"> identificar posibles cuellos de botella o problemas de rendimiento, y planificar adecuadamente el escalado o la reconfiguración del cluster.</text:span></text:p>
        </text:list-item>
      </text:list>
      <text:list xml:id="list795621667" text:style-name="L5">
        <text:list-header>
          <text:p text:style-name="P30"/>
        </text:list-header>
      </text:list>
      <text:list xml:id="list193232820955293" text:continue-list="list2873170879" text:style-name="L4">
        <text:list-item>
          <text:p text:style-name="P56"><text:span text:style-name="T2">¿</text:span><text:span text:style-name="T14">P</text:span><text:span text:style-name="T2">ara que sirven los enlaces </text:span><text:span text:style-name="T7">COPY AS CURL</text:span><text:span text:style-name="T2"> y </text:span><text:span text:style-name="T7">VIEW IN CONSOLE</text:span><text:span text:style-name="T2">?</text:span></text:p>
          <text:p text:style-name="P62"><text:span text:style-name="T44">COPY AS CURL → P</text:span>ermite copiar rápidamente una consulta o petición en formato de comando curl al portapapeles. </text:p>
          <text:p text:style-name="P63">VIEW IN CONSOLE → Permite abrir la consulta directamente en la consola de Kibana.</text:p>
        </text:list-item>
        <text:list-item>
          <text:p text:style-name="P31">¿Para que sirve la tuerca que hay a la derecha de los enlaces anteriores?</text:p>
        </text:list-item>
      </text:list>
      <text:list xml:id="list2521977060" text:style-name="L6">
        <text:list-header>
          <text:p text:style-name="P39">Este botón es el botón de configuración el cual permite personalizar la petición de la consulta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3:35:28.352977475</meta:creation-date>
    <dc:date>2024-02-09T19:30:38.262393287</dc:date>
    <meta:editing-duration>PT8H14M45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4" meta:paragraph-count="86" meta:word-count="1131" meta:character-count="7133" meta:non-whitespace-character-count="6103"/>
  </office:meta>
</office:document-meta>
</file>